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9-0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7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0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0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0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03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10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9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1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05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20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07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0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3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3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0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0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56982857143" calcext:value-type="float">
            <text:p>67.1456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8359483871" calcext:value-type="float">
            <text:p>67.2283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40816" calcext:value-type="float">
            <text:p>67.40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669" calcext:value-type="float">
            <text:p>67.455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336" calcext:value-type="float">
            <text:p>67.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3945454546" calcext:value-type="float">
            <text:p>67.5803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05384" calcext:value-type="float">
            <text:p>67.3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48087741936" calcext:value-type="float">
            <text:p>66.9148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27288" calcext:value-type="float">
            <text:p>66.8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552375" calcext:value-type="float">
            <text:p>67.0555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3608" calcext:value-type="float">
            <text:p>67.12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15579354839" calcext:value-type="float">
            <text:p>67.1815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789" calcext:value-type="float">
            <text:p>67.272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63624" calcext:value-type="float">
            <text:p>67.4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092025" calcext:value-type="float">
            <text:p>67.5609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172" calcext:value-type="float">
            <text:p>67.5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651875" calcext:value-type="float">
            <text:p>67.3965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77927741935" calcext:value-type="float">
            <text:p>67.1677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20092903226" calcext:value-type="float">
            <text:p>67.0320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14139354839" calcext:value-type="float">
            <text:p>66.791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60756129032" calcext:value-type="float">
            <text:p>66.776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24317419355" calcext:value-type="float">
            <text:p>66.8724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15423448276" calcext:value-type="float">
            <text:p>66.94154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36518709677" calcext:value-type="float">
            <text:p>67.0236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08350967742" calcext:value-type="float">
            <text:p>67.1008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82832" calcext:value-type="float">
            <text:p>67.18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63775" calcext:value-type="float">
            <text:p>67.2056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24872" calcext:value-type="float">
            <text:p>67.04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51625" calcext:value-type="float">
            <text:p>66.9955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646875" calcext:value-type="float">
            <text:p>66.9964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29344" calcext:value-type="float">
            <text:p>66.96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5228" calcext:value-type="float">
            <text:p>66.97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61447741936" calcext:value-type="float">
            <text:p>66.9361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8745806452" calcext:value-type="float">
            <text:p>66.9988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3825714286" calcext:value-type="float">
            <text:p>67.1233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14190967742" calcext:value-type="float">
            <text:p>67.201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82611612903" calcext:value-type="float">
            <text:p>67.2282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14936" calcext:value-type="float">
            <text:p>67.27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54635" calcext:value-type="float">
            <text:p>67.3354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71856" calcext:value-type="float">
            <text:p>67.3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7863225807" calcext:value-type="float">
            <text:p>67.2267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17432258065" calcext:value-type="float">
            <text:p>67.041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25" calcext:value-type="float">
            <text:p>66.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5271483871" calcext:value-type="float">
            <text:p>66.9052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3143225807" calcext:value-type="float">
            <text:p>66.8793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79318709678" calcext:value-type="float">
            <text:p>66.97793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34517142857" calcext:value-type="float">
            <text:p>67.02345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6065882353" calcext:value-type="float">
            <text:p>67.135606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98689032258" calcext:value-type="float">
            <text:p>67.3098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81152" calcext:value-type="float">
            <text:p>67.36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62355" calcext:value-type="float">
            <text:p>67.4162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62328" calcext:value-type="float">
            <text:p>67.4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0330322581" calcext:value-type="float">
            <text:p>67.3940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0155" calcext:value-type="float">
            <text:p>67.1800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2752" calcext:value-type="float">
            <text:p>66.7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22215" calcext:value-type="float">
            <text:p>66.542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2168" calcext:value-type="float">
            <text:p>66.47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17872" calcext:value-type="float">
            <text:p>66.5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948" calcext:value-type="float">
            <text:p>66.9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76830967742" calcext:value-type="float">
            <text:p>67.0276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4576" calcext:value-type="float">
            <text:p>67.1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3775" calcext:value-type="float">
            <text:p>67.028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88980645161" calcext:value-type="float">
            <text:p>66.76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896" calcext:value-type="float">
            <text:p>66.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2925" calcext:value-type="float">
            <text:p>66.348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8128" calcext:value-type="float">
            <text:p>66.29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96275" calcext:value-type="float">
            <text:p>66.3769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1508965517" calcext:value-type="float">
            <text:p>66.43715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40343225806" calcext:value-type="float">
            <text:p>66.5440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775975" calcext:value-type="float">
            <text:p>66.6577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12172903226" calcext:value-type="float">
            <text:p>66.7912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9545806452" calcext:value-type="float">
            <text:p>66.8769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95431724138" calcext:value-type="float">
            <text:p>67.07954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8799483871" calcext:value-type="float">
            <text:p>66.9387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117" calcext:value-type="float">
            <text:p>66.51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3256" calcext:value-type="float">
            <text:p>66.1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740025" calcext:value-type="float">
            <text:p>66.0674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6896" calcext:value-type="float">
            <text:p>66.0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322425" calcext:value-type="float">
            <text:p>66.1832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8186" calcext:value-type="float">
            <text:p>66.258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3911" calcext:value-type="float">
            <text:p>66.343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11310967742" calcext:value-type="float">
            <text:p>66.4211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2696" calcext:value-type="float">
            <text:p>66.4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8221" calcext:value-type="float">
            <text:p>66.538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37048" calcext:value-type="float">
            <text:p>66.57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583725" calcext:value-type="float">
            <text:p>66.5158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03501935484" calcext:value-type="float">
            <text:p>66.4903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08129032258" calcext:value-type="float">
            <text:p>66.48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37801290323" calcext:value-type="float">
            <text:p>66.3537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24500645161" calcext:value-type="float">
            <text:p>66.2324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542875" calcext:value-type="float">
            <text:p>66.2954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73251428572" calcext:value-type="float">
            <text:p>66.33732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02075" calcext:value-type="float">
            <text:p>66.430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307125" calcext:value-type="float">
            <text:p>66.4830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48504" calcext:value-type="float">
            <text:p>66.54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393475" calcext:value-type="float">
            <text:p>66.5339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81695483871" calcext:value-type="float">
            <text:p>66.618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95574193548" calcext:value-type="float">
            <text:p>66.759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377425" calcext:value-type="float">
            <text:p>66.7737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04208" calcext:value-type="float">
            <text:p>66.46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97175" calcext:value-type="float">
            <text:p>66.319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00712" calcext:value-type="float">
            <text:p>66.00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81335" calcext:value-type="float">
            <text:p>65.8381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16392727273" calcext:value-type="float">
            <text:p>65.90163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17585454545" calcext:value-type="float">
            <text:p>66.30175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1495483871" calcext:value-type="float">
            <text:p>66.411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0696" calcext:value-type="float">
            <text:p>66.54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47664" calcext:value-type="float">
            <text:p>66.63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804" calcext:value-type="float">
            <text:p>66.37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1168" calcext:value-type="float">
            <text:p>66.2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82728" calcext:value-type="float">
            <text:p>66.03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17355" calcext:value-type="float">
            <text:p>65.7017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0344" calcext:value-type="float">
            <text:p>65.47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418825" calcext:value-type="float">
            <text:p>65.5141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77" calcext:value-type="float">
            <text:p>65.5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71585" calcext:value-type="float">
            <text:p>65.6571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74475" calcext:value-type="float">
            <text:p>65.7757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2632" calcext:value-type="float">
            <text:p>65.88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37645" calcext:value-type="float">
            <text:p>65.9337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5728" calcext:value-type="float">
            <text:p>65.8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080175" calcext:value-type="float">
            <text:p>65.8508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3224" calcext:value-type="float">
            <text:p>65.6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0256" calcext:value-type="float">
            <text:p>65.55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21975" calcext:value-type="float">
            <text:p>65.7662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3992" calcext:value-type="float">
            <text:p>65.44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95997419355" calcext:value-type="float">
            <text:p>65.5495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43538064516" calcext:value-type="float">
            <text:p>65.6343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3465" calcext:value-type="float">
            <text:p>65.823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01602580645" calcext:value-type="float">
            <text:p>65.8801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0445" calcext:value-type="float">
            <text:p>65.8880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29251612903" calcext:value-type="float">
            <text:p>65.682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21390967742" calcext:value-type="float">
            <text:p>65.3421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9303225807" calcext:value-type="float">
            <text:p>65.330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4810322581" calcext:value-type="float">
            <text:p>65.2634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63958709677" calcext:value-type="float">
            <text:p>65.3563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0860137931" calcext:value-type="float">
            <text:p>65.45086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3834" calcext:value-type="float">
            <text:p>65.473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22412307692" calcext:value-type="float">
            <text:p>65.76224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17220645161" calcext:value-type="float">
            <text:p>65.7417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0510967742" calcext:value-type="float">
            <text:p>65.7810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84544516129" calcext:value-type="float">
            <text:p>65.6284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44816" calcext:value-type="float">
            <text:p>65.5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46448" calcext:value-type="float">
            <text:p>65.20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08376" calcext:value-type="float">
            <text:p>65.07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61532903226" calcext:value-type="float">
            <text:p>65.1361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91677241379" calcext:value-type="float">
            <text:p>65.17916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48096" calcext:value-type="float">
            <text:p>65.35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11431111111" calcext:value-type="float">
            <text:p>65.42114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982336" calcext:value-type="float">
            <text:p>65.45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4888" calcext:value-type="float">
            <text:p>65.48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56471724138" calcext:value-type="float">
            <text:p>65.62564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9052903226" calcext:value-type="float">
            <text:p>65.4379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91950967742" calcext:value-type="float">
            <text:p>65.409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1496774194" calcext:value-type="float">
            <text:p>65.230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34931612903" calcext:value-type="float">
            <text:p>64.8934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239375" calcext:value-type="float">
            <text:p>64.8723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4845714286" calcext:value-type="float">
            <text:p>64.8914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374225" calcext:value-type="float">
            <text:p>64.9937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5796129032" calcext:value-type="float">
            <text:p>65.0935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22665806452" calcext:value-type="float">
            <text:p>65.1822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8309677419" calcext:value-type="float">
            <text:p>65.248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64605" calcext:value-type="float">
            <text:p>65.4064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6903225807" calcext:value-type="float">
            <text:p>65.315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77565" calcext:value-type="float">
            <text:p>65.1077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8143483871" calcext:value-type="float">
            <text:p>64.7381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99135483871" calcext:value-type="float">
            <text:p>64.569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46157419355" calcext:value-type="float">
            <text:p>64.5346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178225" calcext:value-type="float">
            <text:p>64.5517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06777142857" calcext:value-type="float">
            <text:p>64.6406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523375" calcext:value-type="float">
            <text:p>64.7352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1734193548" calcext:value-type="float">
            <text:p>64.830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71367741936" calcext:value-type="float">
            <text:p>64.967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4056774194" calcext:value-type="float">
            <text:p>64.9924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01269677419" calcext:value-type="float">
            <text:p>64.9501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20301935484" calcext:value-type="float">
            <text:p>64.692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77" calcext:value-type="float">
            <text:p>64.45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6962580645" calcext:value-type="float">
            <text:p>64.4536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6309677419" calcext:value-type="float">
            <text:p>64.410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50096" calcext:value-type="float">
            <text:p>64.4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9912258064" calcext:value-type="float">
            <text:p>64.4539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39213793104" calcext:value-type="float">
            <text:p>64.6139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08236521739" calcext:value-type="float">
            <text:p>64.700823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45127272727" calcext:value-type="float">
            <text:p>64.8545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14586666667" calcext:value-type="float">
            <text:p>64.8414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02774193549" calcext:value-type="float">
            <text:p>64.9002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55809032258" calcext:value-type="float">
            <text:p>65.005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35575" calcext:value-type="float">
            <text:p>64.9493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79352258065" calcext:value-type="float">
            <text:p>64.7679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69287741936" calcext:value-type="float">
            <text:p>64.8269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9463225806" calcext:value-type="float">
            <text:p>64.6969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19494193548" calcext:value-type="float">
            <text:p>64.5619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9167483871" calcext:value-type="float">
            <text:p>64.5491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9816" calcext:value-type="float">
            <text:p>64.5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2799483871" calcext:value-type="float">
            <text:p>64.6527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15442580645" calcext:value-type="float">
            <text:p>64.761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26416551724" calcext:value-type="float">
            <text:p>64.83264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563475" calcext:value-type="float">
            <text:p>64.895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4456774194" calcext:value-type="float">
            <text:p>64.9314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59625" calcext:value-type="float">
            <text:p>64.9685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1725" calcext:value-type="float">
            <text:p>65.00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2913548387" calcext:value-type="float">
            <text:p>64.8642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0895" calcext:value-type="float">
            <text:p>64.7240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78774193549" calcext:value-type="float">
            <text:p>64.7478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7239" calcext:value-type="float">
            <text:p>64.777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8275" calcext:value-type="float">
            <text:p>64.913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43489032258" calcext:value-type="float">
            <text:p>65.054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6939354839" calcext:value-type="float">
            <text:p>65.2216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8076" calcext:value-type="float">
            <text:p>65.37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1005" calcext:value-type="float">
            <text:p>65.1931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58007741936" calcext:value-type="float">
            <text:p>64.9458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51425" calcext:value-type="float">
            <text:p>64.6935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77563870968" calcext:value-type="float">
            <text:p>64.4677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1489" calcext:value-type="float">
            <text:p>64.491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51089655172" calcext:value-type="float">
            <text:p>64.5251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8268" calcext:value-type="float">
            <text:p>64.62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0707096774" calcext:value-type="float">
            <text:p>64.6720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3233548387" calcext:value-type="float">
            <text:p>64.7393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9305806452" calcext:value-type="float">
            <text:p>64.7799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72294193549" calcext:value-type="float">
            <text:p>64.89722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44955" calcext:value-type="float">
            <text:p>64.9244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42675" calcext:value-type="float">
            <text:p>64.624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4147096774" calcext:value-type="float">
            <text:p>64.3764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97445" calcext:value-type="float">
            <text:p>64.2497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94054193548" calcext:value-type="float">
            <text:p>64.019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923325" calcext:value-type="float">
            <text:p>63.9692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5324137931" calcext:value-type="float">
            <text:p>64.1425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250925" calcext:value-type="float">
            <text:p>64.2725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51132903226" calcext:value-type="float">
            <text:p>64.4351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24758709677" calcext:value-type="float">
            <text:p>64.4724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44015483871" calcext:value-type="float">
            <text:p>64.664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05248" calcext:value-type="float">
            <text:p>64.565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36544" calcext:value-type="float">
            <text:p>63.83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92498064516" calcext:value-type="float">
            <text:p>63.6592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87870967742" calcext:value-type="float">
            <text:p>63.668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48771612903" calcext:value-type="float">
            <text:p>63.7748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56965" calcext:value-type="float">
            <text:p>63.8656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9925" calcext:value-type="float">
            <text:p>64.0019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81501935484" calcext:value-type="float">
            <text:p>64.128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9265454546" calcext:value-type="float">
            <text:p>64.34392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9409032258" calcext:value-type="float">
            <text:p>64.4569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36575" calcext:value-type="float">
            <text:p>64.2673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11275" calcext:value-type="float">
            <text:p>63.7671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396325" calcext:value-type="float">
            <text:p>63.7139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75323870968" calcext:value-type="float">
            <text:p>63.4375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85755" calcext:value-type="float">
            <text:p>63.2785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3836137931" calcext:value-type="float">
            <text:p>63.35383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08815" calcext:value-type="float">
            <text:p>63.4408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58260645161" calcext:value-type="float">
            <text:p>63.5258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8825806452" calcext:value-type="float">
            <text:p>63.633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42565" calcext:value-type="float">
            <text:p>63.7742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4992516129" calcext:value-type="float">
            <text:p>63.9849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269475" calcext:value-type="float">
            <text:p>64.2326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3530322581" calcext:value-type="float">
            <text:p>64.2393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44727741936" calcext:value-type="float">
            <text:p>63.4644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4723" calcext:value-type="float">
            <text:p>62.934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35424516129" calcext:value-type="float">
            <text:p>62.903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33845" calcext:value-type="float">
            <text:p>62.8933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04642758621" calcext:value-type="float">
            <text:p>62.94046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084775" calcext:value-type="float">
            <text:p>63.1708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88049032258" calcext:value-type="float">
            <text:p>63.368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73876129032" calcext:value-type="float">
            <text:p>63.5573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2575" calcext:value-type="float">
            <text:p>63.78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97930322581" calcext:value-type="float">
            <text:p>63.9497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76875" calcext:value-type="float">
            <text:p>63.6817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0953" calcext:value-type="float">
            <text:p>63.250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99390967742" calcext:value-type="float">
            <text:p>62.9799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682225" calcext:value-type="float">
            <text:p>62.9668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0340645161" calcext:value-type="float">
            <text:p>62.9040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3867" calcext:value-type="float">
            <text:p>62.943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48623448276" calcext:value-type="float">
            <text:p>63.02486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61705" calcext:value-type="float">
            <text:p>63.0861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58843870968" calcext:value-type="float">
            <text:p>63.2058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84521290323" calcext:value-type="float">
            <text:p>63.3484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745875" calcext:value-type="float">
            <text:p>63.4874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24134193548" calcext:value-type="float">
            <text:p>63.7024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6035" calcext:value-type="float">
            <text:p>63.8836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794125" calcext:value-type="float">
            <text:p>63.5379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75388387097" calcext:value-type="float">
            <text:p>62.9975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4505" calcext:value-type="float">
            <text:p>62.714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7042580645" calcext:value-type="float">
            <text:p>62.6127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4545" calcext:value-type="float">
            <text:p>62.691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34152" calcext:value-type="float">
            <text:p>62.78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36294193548" calcext:value-type="float">
            <text:p>62.7636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49827096774" calcext:value-type="float">
            <text:p>62.824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8864" calcext:value-type="float">
            <text:p>62.89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1720516129" calcext:value-type="float">
            <text:p>62.9517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43672" calcext:value-type="float">
            <text:p>63.03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6892903226" calcext:value-type="float">
            <text:p>62.9476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3620645161" calcext:value-type="float">
            <text:p>62.8613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6728" calcext:value-type="float">
            <text:p>62.4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1894193548" calcext:value-type="float">
            <text:p>62.2911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7552" calcext:value-type="float">
            <text:p>61.9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5566451613" calcext:value-type="float">
            <text:p>61.9355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66317142857" calcext:value-type="float">
            <text:p>61.98663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8219354839" calcext:value-type="float">
            <text:p>62.054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48854193548" calcext:value-type="float">
            <text:p>62.1448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55296" calcext:value-type="float">
            <text:p>62.22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6833548387" calcext:value-type="float">
            <text:p>62.2856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04976" calcext:value-type="float">
            <text:p>62.35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1140645161" calcext:value-type="float">
            <text:p>62.4011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55731612903" calcext:value-type="float">
            <text:p>62.4855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31312" calcext:value-type="float">
            <text:p>62.54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4673548387" calcext:value-type="float">
            <text:p>62.462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31592" calcext:value-type="float">
            <text:p>62.5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17602758621" calcext:value-type="float">
            <text:p>62.64176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3576774194" calcext:value-type="float">
            <text:p>62.7033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8139354839" calcext:value-type="float">
            <text:p>62.7528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23864" calcext:value-type="float">
            <text:p>62.83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2446451613" calcext:value-type="float">
            <text:p>62.8682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5863225807" calcext:value-type="float">
            <text:p>62.9595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0349" calcext:value-type="float">
            <text:p>62.990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48387096774" calcext:value-type="float">
            <text:p>62.434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67538064516" calcext:value-type="float">
            <text:p>61.9767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01721290323" calcext:value-type="float">
            <text:p>61.870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60575" calcext:value-type="float">
            <text:p>61.9966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37205517241" calcext:value-type="float">
            <text:p>62.11372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27305" calcext:value-type="float">
            <text:p>62.2327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01829677419" calcext:value-type="float">
            <text:p>62.350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18125" calcext:value-type="float">
            <text:p>62.4101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380825" calcext:value-type="float">
            <text:p>62.4738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6712516129" calcext:value-type="float">
            <text:p>62.506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9659354839" calcext:value-type="float">
            <text:p>62.4449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35694545455" calcext:value-type="float">
            <text:p>62.43356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40464516129" calcext:value-type="float">
            <text:p>62.36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86041290323" calcext:value-type="float">
            <text:p>62.278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6699354839" calcext:value-type="float">
            <text:p>61.9816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24621935484" calcext:value-type="float">
            <text:p>62.0524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68912" calcext:value-type="float">
            <text:p>62.14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7956129032" calcext:value-type="float">
            <text:p>62.249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14784516129" calcext:value-type="float">
            <text:p>62.391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2157419355" calcext:value-type="float">
            <text:p>62.4772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275675" calcext:value-type="float">
            <text:p>62.4427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1414193548" calcext:value-type="float">
            <text:p>62.288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0690909091" calcext:value-type="float">
            <text:p>62.090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36188387097" calcext:value-type="float">
            <text:p>62.1136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42665806452" calcext:value-type="float">
            <text:p>62.1342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71275" calcext:value-type="float">
            <text:p>62.0907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17218064516" calcext:value-type="float">
            <text:p>62.1017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8136774194" calcext:value-type="float">
            <text:p>62.1608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19456551724" calcext:value-type="float">
            <text:p>62.31194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83715" calcext:value-type="float">
            <text:p>62.4083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10041290323" calcext:value-type="float">
            <text:p>62.4310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4043870968" calcext:value-type="float">
            <text:p>62.4134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7861818182" calcext:value-type="float">
            <text:p>62.43578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6696774194" calcext:value-type="float">
            <text:p>62.532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2867" calcext:value-type="float">
            <text:p>62.562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73375" calcext:value-type="float">
            <text:p>62.2587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8709677419" calcext:value-type="float">
            <text:p>62.139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765475" calcext:value-type="float">
            <text:p>62.0076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02647741936" calcext:value-type="float">
            <text:p>61.8002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078425" calcext:value-type="float">
            <text:p>61.9007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889175" calcext:value-type="float">
            <text:p>61.9988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03396129032" calcext:value-type="float">
            <text:p>62.030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60875" calcext:value-type="float">
            <text:p>62.0206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70544516129" calcext:value-type="float">
            <text:p>62.047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97091612903" calcext:value-type="float">
            <text:p>62.0497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822" calcext:value-type="float">
            <text:p>61.95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1615" calcext:value-type="float">
            <text:p>61.8711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14775" calcext:value-type="float">
            <text:p>61.7611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30931612903" calcext:value-type="float">
            <text:p>61.6930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1713" calcext:value-type="float">
            <text:p>61.711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07972413793" calcext:value-type="float">
            <text:p>61.8207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963375" calcext:value-type="float">
            <text:p>61.8396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4306" calcext:value-type="float">
            <text:p>61.88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6810322581" calcext:value-type="float">
            <text:p>61.9106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93096" calcext:value-type="float">
            <text:p>61.98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75809032258" calcext:value-type="float">
            <text:p>61.957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92990967742" calcext:value-type="float">
            <text:p>61.6692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3104" calcext:value-type="float">
            <text:p>61.84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532625" calcext:value-type="float">
            <text:p>61.6653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29140645161" calcext:value-type="float">
            <text:p>61.5629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94265806452" calcext:value-type="float">
            <text:p>61.5094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5288" calcext:value-type="float">
            <text:p>61.60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6575" calcext:value-type="float">
            <text:p>61.648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1783225807" calcext:value-type="float">
            <text:p>61.6001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95940645161" calcext:value-type="float">
            <text:p>61.6695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71385" calcext:value-type="float">
            <text:p>61.6871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1713548387" calcext:value-type="float">
            <text:p>61.6181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7099354839" calcext:value-type="float">
            <text:p>61.5397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877" calcext:value-type="float">
            <text:p>61.499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20715" calcext:value-type="float">
            <text:p>61.5320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61762580645" calcext:value-type="float">
            <text:p>61.436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5016774194" calcext:value-type="float">
            <text:p>61.188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0660645161" calcext:value-type="float">
            <text:p>61.2550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5684137931" calcext:value-type="float">
            <text:p>61.375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882925" calcext:value-type="float">
            <text:p>61.4988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66535" calcext:value-type="float">
            <text:p>61.6166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932" calcext:value-type="float">
            <text:p>61.6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485" calcext:value-type="float">
            <text:p>61.792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94904" calcext:value-type="float">
            <text:p>61.75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5255483871" calcext:value-type="float">
            <text:p>62.205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78350967742" calcext:value-type="float">
            <text:p>62.1478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70008" calcext:value-type="float">
            <text:p>61.95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09587096774" calcext:value-type="float">
            <text:p>61.870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286" calcext:value-type="float">
            <text:p>60.98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33721290323" calcext:value-type="float">
            <text:p>60.8033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9217142857" calcext:value-type="float">
            <text:p>60.8779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5210322581" calcext:value-type="float">
            <text:p>61.0115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96007741936" calcext:value-type="float">
            <text:p>61.0596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21744516129" calcext:value-type="float">
            <text:p>61.102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07630967742" calcext:value-type="float">
            <text:p>61.190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76272" calcext:value-type="float">
            <text:p>61.17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46498064516" calcext:value-type="float">
            <text:p>61.1446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1380645161" calcext:value-type="float">
            <text:p>61.069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3592" calcext:value-type="float">
            <text:p>60.93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32035" calcext:value-type="float">
            <text:p>60.6832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04224" calcext:value-type="float">
            <text:p>60.5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9063225807" calcext:value-type="float">
            <text:p>60.5669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4157142857" calcext:value-type="float">
            <text:p>60.6394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93238709678" calcext:value-type="float">
            <text:p>60.5893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72761290323" calcext:value-type="float">
            <text:p>60.797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24872258065" calcext:value-type="float">
            <text:p>60.8024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4972903226" calcext:value-type="float">
            <text:p>60.649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79536" calcext:value-type="float">
            <text:p>60.53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42689032258" calcext:value-type="float">
            <text:p>60.6042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77907096774" calcext:value-type="float">
            <text:p>60.9077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6288" calcext:value-type="float">
            <text:p>60.75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70572903226" calcext:value-type="float">
            <text:p>60.1770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8912" calcext:value-type="float">
            <text:p>60.1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10247741936" calcext:value-type="float">
            <text:p>60.2610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74408275862" calcext:value-type="float">
            <text:p>60.42744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90578064516" calcext:value-type="float">
            <text:p>60.5990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01682580645" calcext:value-type="float">
            <text:p>60.6101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71736" calcext:value-type="float">
            <text:p>60.6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1016774194" calcext:value-type="float">
            <text:p>60.6551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3152" calcext:value-type="float">
            <text:p>60.7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95494193548" calcext:value-type="float">
            <text:p>60.5995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02379354839" calcext:value-type="float">
            <text:p>60.4302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61304" calcext:value-type="float">
            <text:p>60.27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3806451613" calcext:value-type="float">
            <text:p>60.146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56176" calcext:value-type="float">
            <text:p>60.13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66407741936" calcext:value-type="float">
            <text:p>60.2366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17508571428" calcext:value-type="float">
            <text:p>60.381750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71378064516" calcext:value-type="float">
            <text:p>60.477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31006451613" calcext:value-type="float">
            <text:p>60.573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06887741936" calcext:value-type="float">
            <text:p>60.6206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42978064516" calcext:value-type="float">
            <text:p>60.6142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1984" calcext:value-type="float">
            <text:p>60.56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91215483871" calcext:value-type="float">
            <text:p>60.519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70451612903" calcext:value-type="float">
            <text:p>60.547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4804" calcext:value-type="float">
            <text:p>60.53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16028387097" calcext:value-type="float">
            <text:p>60.461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9516" calcext:value-type="float">
            <text:p>60.38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05501935484" calcext:value-type="float">
            <text:p>60.4705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74830344828" calcext:value-type="float">
            <text:p>60.60748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19321290323" calcext:value-type="float">
            <text:p>60.7119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87047741936" calcext:value-type="float">
            <text:p>60.7487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97341935484" calcext:value-type="float">
            <text:p>60.799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92425806452" calcext:value-type="float">
            <text:p>60.799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0216" calcext:value-type="float">
            <text:p>60.9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9019354839" calcext:value-type="float">
            <text:p>61.170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6033548387" calcext:value-type="float">
            <text:p>61.2646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88592" calcext:value-type="float">
            <text:p>61.12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45409032258" calcext:value-type="float">
            <text:p>60.4945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80512" calcext:value-type="float">
            <text:p>59.99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573" calcext:value-type="float">
            <text:p>59.829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43082857143" calcext:value-type="float">
            <text:p>59.8343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11989677419" calcext:value-type="float">
            <text:p>59.811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48774193548" calcext:value-type="float">
            <text:p>59.794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82781935484" calcext:value-type="float">
            <text:p>59.8182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8960516129" calcext:value-type="float">
            <text:p>59.918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67888" calcext:value-type="float">
            <text:p>60.00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8846451613" calcext:value-type="float">
            <text:p>59.987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51612903226" calcext:value-type="float">
            <text:p>59.48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65032" calcext:value-type="float">
            <text:p>59.29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22990967742" calcext:value-type="float">
            <text:p>59.0022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46088" calcext:value-type="float">
            <text:p>59.07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93655172414" calcext:value-type="float">
            <text:p>59.2993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56704516129" calcext:value-type="float">
            <text:p>59.355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33452903226" calcext:value-type="float">
            <text:p>59.4333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82614193548" calcext:value-type="float">
            <text:p>59.4382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58900645161" calcext:value-type="float">
            <text:p>59.4658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8208" calcext:value-type="float">
            <text:p>59.5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29981935484" calcext:value-type="float">
            <text:p>59.482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7156" calcext:value-type="float">
            <text:p>59.2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12578064516" calcext:value-type="float">
            <text:p>59.1512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82992" calcext:value-type="float">
            <text:p>59.18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512275" calcext:value-type="float">
            <text:p>59.2751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19128571429" calcext:value-type="float">
            <text:p>59.3919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9568516129" calcext:value-type="float">
            <text:p>59.449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5507096774" calcext:value-type="float">
            <text:p>59.3685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7392" calcext:value-type="float">
            <text:p>59.3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3749677419" calcext:value-type="float">
            <text:p>59.3143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4484" calcext:value-type="float">
            <text:p>59.2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8343225807" calcext:value-type="float">
            <text:p>59.2288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47569032258" calcext:value-type="float">
            <text:p>59.174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1312" calcext:value-type="float">
            <text:p>59.0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19233548387" calcext:value-type="float">
            <text:p>58.871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49672" calcext:value-type="float">
            <text:p>58.94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936525" calcext:value-type="float">
            <text:p>58.9293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0811428571" calcext:value-type="float">
            <text:p>59.0510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8616774194" calcext:value-type="float">
            <text:p>59.1158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25592258065" calcext:value-type="float">
            <text:p>59.0925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0433548387" calcext:value-type="float">
            <text:p>59.0700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83197419355" calcext:value-type="float">
            <text:p>59.1183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23584" calcext:value-type="float">
            <text:p>59.05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3187096774" calcext:value-type="float">
            <text:p>59.036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5231483871" calcext:value-type="float">
            <text:p>58.9652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8836" calcext:value-type="float">
            <text:p>58.75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98993548387" calcext:value-type="float">
            <text:p>58.679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3736" calcext:value-type="float">
            <text:p>58.5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28258064516" calcext:value-type="float">
            <text:p>58.742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14074285714" calcext:value-type="float">
            <text:p>58.8314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14260645161" calcext:value-type="float">
            <text:p>58.8014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27144" calcext:value-type="float">
            <text:p>58.85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6753548387" calcext:value-type="float">
            <text:p>58.7926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41624" calcext:value-type="float">
            <text:p>58.75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79501935484" calcext:value-type="float">
            <text:p>58.7179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71579354839" calcext:value-type="float">
            <text:p>58.6471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6392" calcext:value-type="float">
            <text:p>58.60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33621052632" calcext:value-type="float">
            <text:p>58.58336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9066666667" calcext:value-type="float">
            <text:p>58.646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9543225806" calcext:value-type="float">
            <text:p>58.6649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9512" calcext:value-type="float">
            <text:p>58.68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97027096774" calcext:value-type="float">
            <text:p>58.6797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51912" calcext:value-type="float">
            <text:p>58.70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57641290323" calcext:value-type="float">
            <text:p>58.6057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2416" calcext:value-type="float">
            <text:p>58.5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4549677419" calcext:value-type="float">
            <text:p>58.4304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2976" calcext:value-type="float">
            <text:p>58.5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59664516129" calcext:value-type="float">
            <text:p>58.67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5628" calcext:value-type="float">
            <text:p>58.74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60472258065" calcext:value-type="float">
            <text:p>58.8060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84358709678" calcext:value-type="float">
            <text:p>58.81843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93616" calcext:value-type="float">
            <text:p>58.84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5943225807" calcext:value-type="float">
            <text:p>58.8325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0492" calcext:value-type="float">
            <text:p>58.80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5509677419" calcext:value-type="float">
            <text:p>58.817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35140645161" calcext:value-type="float">
            <text:p>58.743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28216" calcext:value-type="float">
            <text:p>58.5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9886451613" calcext:value-type="float">
            <text:p>58.5339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7296" calcext:value-type="float">
            <text:p>58.49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12356129032" calcext:value-type="float">
            <text:p>58.5312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95862857143" calcext:value-type="float">
            <text:p>58.6295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20624516129" calcext:value-type="float">
            <text:p>58.682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89855483871" calcext:value-type="float">
            <text:p>58.668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36778947368" calcext:value-type="float">
            <text:p>58.70367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24312727273" calcext:value-type="float">
            <text:p>58.52243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36185806452" calcext:value-type="float">
            <text:p>58.473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72288" calcext:value-type="float">
            <text:p>58.44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9348571429" calcext:value-type="float">
            <text:p>58.4249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9639483871" calcext:value-type="float">
            <text:p>58.4196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2048" calcext:value-type="float">
            <text:p>58.50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15651612903" calcext:value-type="float">
            <text:p>58.611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06651428571" calcext:value-type="float">
            <text:p>58.7706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65561290323" calcext:value-type="float">
            <text:p>58.846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15938064516" calcext:value-type="float">
            <text:p>58.7915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5416" calcext:value-type="float">
            <text:p>58.76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0263483871" calcext:value-type="float">
            <text:p>58.8402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67328" calcext:value-type="float">
            <text:p>58.7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23574193548" calcext:value-type="float">
            <text:p>58.682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01538064516" calcext:value-type="float">
            <text:p>58.700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9976" calcext:value-type="float">
            <text:p>58.60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35780645161" calcext:value-type="float">
            <text:p>58.493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46083491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91803636364" calcext:value-type="float">
            <text:p>58.48918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86" meta:object-count="0"/>
    <meta:user-defined meta:name="AppVersion">3.0</meta:user-defined>
  </office:meta>
</office:document-meta>
</file>